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ejaVu Sans" style:font-name-complex="DejaVu Sans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number-columns-repeated="12" table:default-cell-style-name="Default"/>
        <table:table-row table:style-name="ro1">
          <table:table-cell office:value-type="string">
            <text:p>winkel grad</text:p>
          </table:table-cell>
          <table:table-cell table:style-name="ce1" office:value-type="string">
            <text:p>winkel minute</text:p>
          </table:table-cell>
          <table:table-cell office:value-type="string">
            <text:p>winkel in grad</text:p>
          </table:table-cell>
          <table:table-cell office:value-type="string">
            <text:p>I max</text:p>
          </table:table-cell>
          <table:table-cell office:value-type="string">
            <text:p>I min</text:p>
          </table:table-cell>
          <table:table-cell office:value-type="string">
            <text:p>Off-Set</text:p>
          </table:table-cell>
          <table:table-cell office:value-type="string">
            <text:p>kommentar</text:p>
          </table:table-cell>
          <table:table-cell office:value-type="string">
            <text:p>imaxb</text:p>
          </table:table-cell>
          <table:table-cell office:value-type="string">
            <text:p>iminb</text:p>
          </table:table-cell>
          <table:table-cell office:value-type="string">
            <text:p>andere daten</text:p>
          </table:table-cell>
          <table:table-cell/>
          <table:table-cell office:value-type="string">
            <text:p>Kontrast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20">
            <text:p>20</text:p>
          </table:table-cell>
          <table:table-cell table:formula="of:=[.A2]+[.B2]/60" office:value-type="float" office:value="301.333333333333">
            <text:p>301,3333333333</text:p>
          </table:table-cell>
          <table:table-cell office:value-type="float" office:value="0.235">
            <text:p>0,235</text:p>
          </table:table-cell>
          <table:table-cell office:value-type="float" office:value="0.005">
            <text:p>0,005</text:p>
          </table:table-cell>
          <table:table-cell office:value-type="float" office:value="-2.015">
            <text:p>-2,015</text:p>
          </table:table-cell>
          <table:table-cell/>
          <table:table-cell table:formula="of:=-1*[.F2]-[.D2]" office:value-type="float" office:value="1.78">
            <text:p>1,78</text:p>
          </table:table-cell>
          <table:table-cell table:formula="of:=-1*[.F2]-[.E2]" office:value-type="float" office:value="2.01">
            <text:p>2,01</text:p>
          </table:table-cell>
          <table:table-cell office:value-type="string">
            <text:p>step size 0,02</text:p>
          </table:table-cell>
          <table:table-cell/>
          <table:table-cell table:formula="of:=([.H2]-[.I2])/([.H2]+[.I2])" office:value-type="float" office:value="-0.0606860158311346">
            <text:p>-0,0606860158</text:p>
          </table:table-cell>
        </table:table-row>
        <table:table-row table:style-name="ro1">
          <table:table-cell office:value-type="float" office:value="301.5">
            <text:p>301,5</text:p>
          </table:table-cell>
          <table:table-cell office:value-type="float" office:value="20">
            <text:p>20</text:p>
          </table:table-cell>
          <table:table-cell table:formula="of:=[.A3]+[.B3]/60" office:value-type="float" office:value="301.833333333333">
            <text:p>301,8333333333</text:p>
          </table:table-cell>
          <table:table-cell office:value-type="float" office:value="-0.478">
            <text:p>-0,478</text:p>
          </table:table-cell>
          <table:table-cell office:value-type="float" office:value="-0.663">
            <text:p>-0,663</text:p>
          </table:table-cell>
          <table:table-cell office:value-type="float" office:value="-2.015">
            <text:p>-2,015</text:p>
          </table:table-cell>
          <table:table-cell/>
          <table:table-cell table:formula="of:=-1*[.F3]-[.D3]" office:value-type="float" office:value="2.493">
            <text:p>2,493</text:p>
          </table:table-cell>
          <table:table-cell table:formula="of:=-1*[.F3]-[.E3]" office:value-type="float" office:value="2.678">
            <text:p>2,678</text:p>
          </table:table-cell>
          <table:table-cell table:number-columns-repeated="2"/>
          <table:table-cell table:formula="of:=([.H3]-[.I3])/([.H3]+[.I3])" office:value-type="float" office:value="-0.0357764455617868">
            <text:p>-0,0357764456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20">
            <text:p>20</text:p>
          </table:table-cell>
          <table:table-cell table:formula="of:=[.A4]+[.B4]/60" office:value-type="float" office:value="302.333333333333">
            <text:p>302,3333333333</text:p>
          </table:table-cell>
          <table:table-cell office:value-type="float" office:value="0.112">
            <text:p>0,112</text:p>
          </table:table-cell>
          <table:table-cell office:value-type="float" office:value="-0.028">
            <text:p>-0,028</text:p>
          </table:table-cell>
          <table:table-cell office:value-type="float" office:value="-0.891">
            <text:p>-0,891</text:p>
          </table:table-cell>
          <table:table-cell/>
          <table:table-cell table:formula="of:=-1*[.F4]-[.D4]" office:value-type="float" office:value="0.779">
            <text:p>0,779</text:p>
          </table:table-cell>
          <table:table-cell table:formula="of:=-1*[.F4]-[.E4]" office:value-type="float" office:value="0.919">
            <text:p>0,919</text:p>
          </table:table-cell>
          <table:table-cell table:number-columns-repeated="2"/>
          <table:table-cell table:formula="of:=([.H4]-[.I4])/([.H4]+[.I4])" office:value-type="float" office:value="-0.0824499411071849">
            <text:p>-0,0824499411</text:p>
          </table:table-cell>
        </table:table-row>
        <table:table-row table:style-name="ro1">
          <table:table-cell office:value-type="float" office:value="302.5">
            <text:p>302,5</text:p>
          </table:table-cell>
          <table:table-cell office:value-type="float" office:value="20">
            <text:p>20</text:p>
          </table:table-cell>
          <table:table-cell table:formula="of:=[.A5]+[.B5]/60" office:value-type="float" office:value="302.833333333333">
            <text:p>302,8333333333</text:p>
          </table:table-cell>
          <table:table-cell office:value-type="float" office:value="-0.274">
            <text:p>-0,274</text:p>
          </table:table-cell>
          <table:table-cell office:value-type="float" office:value="-0.369">
            <text:p>-0,369</text:p>
          </table:table-cell>
          <table:table-cell office:value-type="float" office:value="-0.891">
            <text:p>-0,891</text:p>
          </table:table-cell>
          <table:table-cell/>
          <table:table-cell table:formula="of:=-1*[.F5]-[.D5]" office:value-type="float" office:value="1.165">
            <text:p>1,165</text:p>
          </table:table-cell>
          <table:table-cell table:formula="of:=-1*[.F5]-[.E5]" office:value-type="float" office:value="1.26">
            <text:p>1,26</text:p>
          </table:table-cell>
          <table:table-cell table:number-columns-repeated="2"/>
          <table:table-cell table:formula="of:=([.H5]-[.I5])/([.H5]+[.I5])" office:value-type="float" office:value="-0.0391752577319588">
            <text:p>-0,0391752577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20">
            <text:p>20</text:p>
          </table:table-cell>
          <table:table-cell table:formula="of:=[.A6]+[.B6]/60" office:value-type="float" office:value="303.333333333333">
            <text:p>303,3333333333</text:p>
          </table:table-cell>
          <table:table-cell office:value-type="float" office:value="-0.504">
            <text:p>-0,504</text:p>
          </table:table-cell>
          <table:table-cell office:value-type="float" office:value="-0.554">
            <text:p>-0,554</text:p>
          </table:table-cell>
          <table:table-cell office:value-type="float" office:value="-0.891">
            <text:p>-0,891</text:p>
          </table:table-cell>
          <table:table-cell/>
          <table:table-cell table:formula="of:=-1*[.F6]-[.D6]" office:value-type="float" office:value="1.395">
            <text:p>1,395</text:p>
          </table:table-cell>
          <table:table-cell table:formula="of:=-1*[.F6]-[.E6]" office:value-type="float" office:value="1.445">
            <text:p>1,445</text:p>
          </table:table-cell>
          <table:table-cell table:number-columns-repeated="2"/>
          <table:table-cell table:formula="of:=([.H6]-[.I6])/([.H6]+[.I6])" office:value-type="float" office:value="-0.0176056338028169">
            <text:p>-0,0176056338</text:p>
          </table:table-cell>
        </table:table-row>
        <table:table-row table:style-name="ro1">
          <table:table-cell office:value-type="float" office:value="303.5">
            <text:p>303,5</text:p>
          </table:table-cell>
          <table:table-cell office:value-type="float" office:value="20">
            <text:p>20</text:p>
          </table:table-cell>
          <table:table-cell table:formula="of:=[.A7]+[.B7]/60" office:value-type="float" office:value="303.833333333333">
            <text:p>303,8333333333</text:p>
          </table:table-cell>
          <table:table-cell office:value-type="float" office:value="-0.562">
            <text:p>-0,562</text:p>
          </table:table-cell>
          <table:table-cell office:value-type="float" office:value="-0.568">
            <text:p>-0,568</text:p>
          </table:table-cell>
          <table:table-cell office:value-type="float" office:value="-0.891">
            <text:p>-0,891</text:p>
          </table:table-cell>
          <table:table-cell office:value-type="string">
            <text:p>kurz vor umkerh</text:p>
          </table:table-cell>
          <table:table-cell table:formula="of:=-1*[.F7]-[.D7]" office:value-type="float" office:value="1.453">
            <text:p>1,453</text:p>
          </table:table-cell>
          <table:table-cell table:formula="of:=-1*[.F7]-[.E7]" office:value-type="float" office:value="1.459">
            <text:p>1,459</text:p>
          </table:table-cell>
          <table:table-cell table:number-columns-repeated="2"/>
          <table:table-cell table:formula="of:=([.H7]-[.I7])/([.H7]+[.I7])" office:value-type="float" office:value="-0.00206043956043956">
            <text:p>-0,0020604396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20">
            <text:p>20</text:p>
          </table:table-cell>
          <table:table-cell table:formula="of:=[.A8]+[.B8]/60" office:value-type="float" office:value="304.333333333333">
            <text:p>304,3333333333</text:p>
          </table:table-cell>
          <table:table-cell office:value-type="float" office:value="-0.419">
            <text:p>-0,419</text:p>
          </table:table-cell>
          <table:table-cell office:value-type="float" office:value="-0.457">
            <text:p>-0,457</text:p>
          </table:table-cell>
          <table:table-cell office:value-type="float" office:value="-0.891">
            <text:p>-0,891</text:p>
          </table:table-cell>
          <table:table-cell office:value-type="string">
            <text:p>andere richt</text:p>
          </table:table-cell>
          <table:table-cell table:style-name="ce1" table:formula="of:=-1*[.F8]+[.D8]" office:value-type="float" office:value="0.472">
            <text:p>0,472</text:p>
          </table:table-cell>
          <table:table-cell table:formula="of:=-1*[.F8]+[.E8]" office:value-type="float" office:value="0.434">
            <text:p>0,434</text:p>
          </table:table-cell>
          <table:table-cell>
            <draw:frame table:end-cell-address="Tabelle1.P34" table:end-x="1.113cm" table:end-y="0.321cm" draw:z-index="0" draw:style-name="gr1" svg:width="13.27cm" svg:height="11.644cm" svg:x="1.391cm" svg:y="0.373cm">
              <draw:object draw:notify-on-update-of-ranges="Tabelle1.C2:Tabelle1.C17 Tabelle1.M1:Tabelle1.M1 Tabelle1.L2:Tabelle1.L1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formula="of:=([.H8]-[.I8])/([.H8]+[.I8])" office:value-type="float" office:value="0.0419426048565122">
            <text:p>0,0419426049</text:p>
          </table:table-cell>
        </table:table-row>
        <table:table-row table:style-name="ro1">
          <table:table-cell office:value-type="float" office:value="304.5">
            <text:p>304,5</text:p>
          </table:table-cell>
          <table:table-cell office:value-type="float" office:value="20">
            <text:p>20</text:p>
          </table:table-cell>
          <table:table-cell table:formula="of:=[.A9]+[.B9]/60" office:value-type="float" office:value="304.833333333333">
            <text:p>304,8333333333</text:p>
          </table:table-cell>
          <table:table-cell office:value-type="float" office:value="-0.119">
            <text:p>-0,119</text:p>
          </table:table-cell>
          <table:table-cell office:value-type="float" office:value="-0.202">
            <text:p>-0,202</text:p>
          </table:table-cell>
          <table:table-cell office:value-type="float" office:value="-0.891">
            <text:p>-0,891</text:p>
          </table:table-cell>
          <table:table-cell/>
          <table:table-cell table:style-name="ce1" table:formula="of:=-1*[.F9]+[.D9]" office:value-type="float" office:value="0.772">
            <text:p>0,772</text:p>
          </table:table-cell>
          <table:table-cell table:formula="of:=-1*[.F9]+[.E9]" office:value-type="float" office:value="0.689">
            <text:p>0,689</text:p>
          </table:table-cell>
          <table:table-cell table:number-columns-repeated="2"/>
          <table:table-cell table:formula="of:=([.H9]-[.I9])/([.H9]+[.I9])" office:value-type="float" office:value="0.0568104038329911">
            <text:p>0,0568104038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20">
            <text:p>20</text:p>
          </table:table-cell>
          <table:table-cell table:formula="of:=[.A10]+[.B10]/60" office:value-type="float" office:value="305.333333333333">
            <text:p>305,3333333333</text:p>
          </table:table-cell>
          <table:table-cell office:value-type="float" office:value="0.346">
            <text:p>0,346</text:p>
          </table:table-cell>
          <table:table-cell office:value-type="float" office:value="0.22">
            <text:p>0,22</text:p>
          </table:table-cell>
          <table:table-cell office:value-type="float" office:value="-0.891">
            <text:p>-0,891</text:p>
          </table:table-cell>
          <table:table-cell/>
          <table:table-cell table:style-name="ce1" table:formula="of:=-1*[.F10]+[.D10]" office:value-type="float" office:value="1.237">
            <text:p>1,237</text:p>
          </table:table-cell>
          <table:table-cell table:formula="of:=-1*[.F10]+[.E10]" office:value-type="float" office:value="1.111">
            <text:p>1,111</text:p>
          </table:table-cell>
          <table:table-cell table:number-columns-repeated="2"/>
          <table:table-cell table:formula="of:=([.H10]-[.I10])/([.H10]+[.I10])" office:value-type="float" office:value="0.0536626916524702">
            <text:p>0,0536626917</text:p>
          </table:table-cell>
        </table:table-row>
        <table:table-row table:style-name="ro1">
          <table:table-cell office:value-type="float" office:value="305.5">
            <text:p>305,5</text:p>
          </table:table-cell>
          <table:table-cell office:value-type="float" office:value="20">
            <text:p>20</text:p>
          </table:table-cell>
          <table:table-cell table:formula="of:=[.A11]+[.B11]/60" office:value-type="float" office:value="305.833333333333">
            <text:p>305,8333333333</text:p>
          </table:table-cell>
          <table:table-cell office:value-type="float" office:value="0.016">
            <text:p>0,016</text:p>
          </table:table-cell>
          <table:table-cell office:value-type="float" office:value="-0.156">
            <text:p>-0,156</text:p>
          </table:table-cell>
          <table:table-cell office:value-type="float" office:value="-1.879">
            <text:p>-1,879</text:p>
          </table:table-cell>
          <table:table-cell/>
          <table:table-cell table:style-name="ce1" table:formula="of:=-1*[.F11]+[.D11]" office:value-type="float" office:value="1.895">
            <text:p>1,895</text:p>
          </table:table-cell>
          <table:table-cell table:formula="of:=-1*[.F11]+[.E11]" office:value-type="float" office:value="1.723">
            <text:p>1,723</text:p>
          </table:table-cell>
          <table:table-cell table:number-columns-repeated="2"/>
          <table:table-cell table:formula="of:=([.H11]-[.I11])/([.H11]+[.I11])" office:value-type="float" office:value="0.0475400773908236">
            <text:p>0,0475400774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20">
            <text:p>20</text:p>
          </table:table-cell>
          <table:table-cell table:formula="of:=[.A12]+[.B12]/60" office:value-type="float" office:value="306.333333333333">
            <text:p>306,3333333333</text:p>
          </table:table-cell>
          <table:table-cell office:value-type="float" office:value="0.801">
            <text:p>0,801</text:p>
          </table:table-cell>
          <table:table-cell office:value-type="float" office:value="0.584">
            <text:p>0,584</text:p>
          </table:table-cell>
          <table:table-cell office:value-type="float" office:value="-1.879">
            <text:p>-1,879</text:p>
          </table:table-cell>
          <table:table-cell/>
          <table:table-cell table:style-name="ce1" table:formula="of:=-1*[.F12]+[.D12]" office:value-type="float" office:value="2.68">
            <text:p>2,68</text:p>
          </table:table-cell>
          <table:table-cell table:formula="of:=-1*[.F12]+[.E12]" office:value-type="float" office:value="2.463">
            <text:p>2,463</text:p>
          </table:table-cell>
          <table:table-cell table:number-columns-repeated="2"/>
          <table:table-cell table:formula="of:=([.H12]-[.I12])/([.H12]+[.I12])" office:value-type="float" office:value="0.0421932724090998">
            <text:p>0,0421932724</text:p>
          </table:table-cell>
        </table:table-row>
        <table:table-row table:style-name="ro1">
          <table:table-cell office:value-type="float" office:value="306.5">
            <text:p>306,5</text:p>
          </table:table-cell>
          <table:table-cell office:value-type="float" office:value="20">
            <text:p>20</text:p>
          </table:table-cell>
          <table:table-cell table:formula="of:=[.A13]+[.B13]/60" office:value-type="float" office:value="306.833333333333">
            <text:p>306,8333333333</text:p>
          </table:table-cell>
          <table:table-cell office:value-type="float" office:value="-0.016">
            <text:p>-0,016</text:p>
          </table:table-cell>
          <table:table-cell office:value-type="float" office:value="-0.272">
            <text:p>-0,272</text:p>
          </table:table-cell>
          <table:table-cell office:value-type="float" office:value="-3.647">
            <text:p>-3,647</text:p>
          </table:table-cell>
          <table:table-cell/>
          <table:table-cell table:style-name="ce1" table:formula="of:=-1*[.F13]+[.D13]" office:value-type="float" office:value="3.631">
            <text:p>3,631</text:p>
          </table:table-cell>
          <table:table-cell table:formula="of:=-1*[.F13]+[.E13]" office:value-type="float" office:value="3.375">
            <text:p>3,375</text:p>
          </table:table-cell>
          <table:table-cell table:number-columns-repeated="2"/>
          <table:table-cell table:formula="of:=([.H13]-[.I13])/([.H13]+[.I13])" office:value-type="float" office:value="0.0365401084784471">
            <text:p>0,0365401085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20">
            <text:p>20</text:p>
          </table:table-cell>
          <table:table-cell table:formula="of:=[.A14]+[.B14]/60" office:value-type="float" office:value="307.333333333333">
            <text:p>307,3333333333</text:p>
          </table:table-cell>
          <table:table-cell office:value-type="float" office:value="-0.013">
            <text:p>-0,013</text:p>
          </table:table-cell>
          <table:table-cell office:value-type="float" office:value="-0.312">
            <text:p>-0,312</text:p>
          </table:table-cell>
          <table:table-cell office:value-type="float" office:value="-4.76">
            <text:p>-4,76</text:p>
          </table:table-cell>
          <table:table-cell/>
          <table:table-cell table:style-name="ce1" table:formula="of:=-1*[.F14]+[.D14]" office:value-type="float" office:value="4.747">
            <text:p>4,747</text:p>
          </table:table-cell>
          <table:table-cell table:formula="of:=-1*[.F14]+[.E14]" office:value-type="float" office:value="4.448">
            <text:p>4,448</text:p>
          </table:table-cell>
          <table:table-cell table:number-columns-repeated="2"/>
          <table:table-cell table:formula="of:=([.H14]-[.I14])/([.H14]+[.I14])" office:value-type="float" office:value="0.0325176726481784">
            <text:p>0,0325176726</text:p>
          </table:table-cell>
        </table:table-row>
        <table:table-row table:style-name="ro1">
          <table:table-cell office:value-type="float" office:value="307.5">
            <text:p>307,5</text:p>
          </table:table-cell>
          <table:table-cell office:value-type="float" office:value="20">
            <text:p>20</text:p>
          </table:table-cell>
          <table:table-cell table:formula="of:=[.A15]+[.B15]/60" office:value-type="float" office:value="307.833333333333">
            <text:p>307,8333333333</text:p>
          </table:table-cell>
          <table:table-cell office:value-type="float" office:value="0.008">
            <text:p>0,008</text:p>
          </table:table-cell>
          <table:table-cell office:value-type="float" office:value="-0.331">
            <text:p>-0,331</text:p>
          </table:table-cell>
          <table:table-cell office:value-type="float" office:value="-6.019">
            <text:p>-6,019</text:p>
          </table:table-cell>
          <table:table-cell/>
          <table:table-cell table:style-name="ce1" table:formula="of:=-1*[.F15]+[.D15]" office:value-type="float" office:value="6.027">
            <text:p>6,027</text:p>
          </table:table-cell>
          <table:table-cell table:formula="of:=-1*[.F15]+[.E15]" office:value-type="float" office:value="5.688">
            <text:p>5,688</text:p>
          </table:table-cell>
          <table:table-cell table:number-columns-repeated="2"/>
          <table:table-cell table:formula="of:=([.H15]-[.I15])/([.H15]+[.I15])" office:value-type="float" office:value="0.0289372599231755">
            <text:p>0,0289372599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20">
            <text:p>20</text:p>
          </table:table-cell>
          <table:table-cell table:formula="of:=[.A16]+[.B16]/60" office:value-type="float" office:value="308.333333333333">
            <text:p>308,3333333333</text:p>
          </table:table-cell>
          <table:table-cell office:value-type="float" office:value="0.029">
            <text:p>0,029</text:p>
          </table:table-cell>
          <table:table-cell office:value-type="float" office:value="-0.348">
            <text:p>-0,348</text:p>
          </table:table-cell>
          <table:table-cell office:value-type="float" office:value="-7.529">
            <text:p>-7,529</text:p>
          </table:table-cell>
          <table:table-cell/>
          <table:table-cell table:style-name="ce1" table:formula="of:=-1*[.F16]+[.D16]" office:value-type="float" office:value="7.558">
            <text:p>7,558</text:p>
          </table:table-cell>
          <table:table-cell table:formula="of:=-1*[.F16]+[.E16]" office:value-type="float" office:value="7.181">
            <text:p>7,181</text:p>
          </table:table-cell>
          <table:table-cell table:number-columns-repeated="2"/>
          <table:table-cell table:formula="of:=([.H16]-[.I16])/([.H16]+[.I16])" office:value-type="float" office:value="0.025578397448945">
            <text:p>0,0255783974</text:p>
          </table:table-cell>
        </table:table-row>
        <table:table-row table:style-name="ro1">
          <table:table-cell office:value-type="float" office:value="308.5">
            <text:p>308,5</text:p>
          </table:table-cell>
          <table:table-cell office:value-type="float" office:value="20">
            <text:p>20</text:p>
          </table:table-cell>
          <table:table-cell table:formula="of:=[.A17]+[.B17]/60" office:value-type="float" office:value="308.833333333333">
            <text:p>308,8333333333</text:p>
          </table:table-cell>
          <table:table-cell office:value-type="float" office:value="-0.116">
            <text:p>-0,116</text:p>
          </table:table-cell>
          <table:table-cell office:value-type="float" office:value="-0.545">
            <text:p>-0,545</text:p>
          </table:table-cell>
          <table:table-cell office:value-type="float" office:value="-9.208">
            <text:p>-9,208</text:p>
          </table:table-cell>
          <table:table-cell/>
          <table:table-cell table:style-name="ce1" table:formula="of:=-1*[.F17]+[.D17]" office:value-type="float" office:value="9.092">
            <text:p>9,092</text:p>
          </table:table-cell>
          <table:table-cell table:formula="of:=-1*[.F17]+[.E17]" office:value-type="float" office:value="8.663">
            <text:p>8,663</text:p>
          </table:table-cell>
          <table:table-cell table:number-columns-repeated="2"/>
          <table:table-cell table:formula="of:=([.H17]-[.I17])/([.H17]+[.I17])" office:value-type="float" office:value="0.0241622078287806">
            <text:p>0,0241622078</text:p>
          </table:table-cell>
        </table:table-row>
        <table:table-row table:style-name="ro1">
          <table:table-cell office:value-type="float" office:value="308.5">
            <text:p>308,5</text:p>
          </table:table-cell>
          <table:table-cell office:value-type="float" office:value="20">
            <text:p>20</text:p>
          </table:table-cell>
          <table:table-cell table:formula="of:=[.A18]+[.B18]/60" office:value-type="float" office:value="308.833333333333">
            <text:p>308,8333333333</text:p>
          </table:table-cell>
          <table:table-cell office:value-type="float" office:value="-0.071">
            <text:p>-0,071</text:p>
          </table:table-cell>
          <table:table-cell office:value-type="float" office:value="-0.5">
            <text:p>-0,5</text:p>
          </table:table-cell>
          <table:table-cell office:value-type="float" office:value="-9.208">
            <text:p>-9,208</text:p>
          </table:table-cell>
          <table:table-cell/>
          <table:table-cell table:style-name="ce1" table:formula="of:=-1*[.F18]+[.D18]" office:value-type="float" office:value="9.137">
            <text:p>9,137</text:p>
          </table:table-cell>
          <table:table-cell table:formula="of:=-1*[.F18]+[.E18]" office:value-type="float" office:value="8.708">
            <text:p>8,708</text:p>
          </table:table-cell>
          <table:table-cell table:number-columns-repeated="2"/>
          <table:table-cell table:formula="of:=([.H18]-[.I18])/([.H18]+[.I18])" office:value-type="float" office:value="0.0240403474362567">
            <text:p>0,0240403474</text:p>
          </table:table-cell>
        </table:table-row>
        <table:table-row table:style-name="ro1">
          <table:table-cell office:value-type="float" office:value="308.75">
            <text:p>308,75</text:p>
          </table:table-cell>
          <table:table-cell office:value-type="float" office:value="20">
            <text:p>20</text:p>
          </table:table-cell>
          <table:table-cell table:formula="of:=[.A19]+[.B19]/60" office:value-type="float" office:value="309.083333333333">
            <text:p>309,0833333333</text:p>
          </table:table-cell>
          <table:table-cell table:number-columns-repeated="9"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20">
            <text:p>20</text:p>
          </table:table-cell>
          <table:table-cell table:formula="of:=[.A20]+[.B20]/60" office:value-type="float" office:value="309.333333333333">
            <text:p>309,3333333333</text:p>
          </table:table-cell>
          <table:table-cell table:number-columns-repeated="9"/>
        </table:table-row>
        <table:table-row table:style-name="ro1">
          <table:table-cell office:value-type="float" office:value="309.5">
            <text:p>309,5</text:p>
          </table:table-cell>
          <table:table-cell office:value-type="float" office:value="20">
            <text:p>20</text:p>
          </table:table-cell>
          <table:table-cell table:formula="of:=[.A21]+[.B21]/60" office:value-type="float" office:value="309.833333333333">
            <text:p>309,8333333333</text:p>
          </table:table-cell>
          <table:table-cell table:number-columns-repeated="9"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20">
            <text:p>20</text:p>
          </table:table-cell>
          <table:table-cell table:formula="of:=[.A22]+[.B22]/60" office:value-type="float" office:value="310.333333333333">
            <text:p>310,3333333333</text:p>
          </table:table-cell>
          <table:table-cell table:number-columns-repeated="9"/>
        </table:table-row>
        <table:table-row table:style-name="ro1">
          <table:table-cell office:value-type="float" office:value="310.5">
            <text:p>310,5</text:p>
          </table:table-cell>
          <table:table-cell office:value-type="float" office:value="20">
            <text:p>20</text:p>
          </table:table-cell>
          <table:table-cell table:formula="of:=[.A23]+[.B23]/60" office:value-type="float" office:value="310.833333333333">
            <text:p>310,8333333333</text:p>
          </table:table-cell>
          <table:table-cell table:number-columns-repeated="9"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20">
            <text:p>20</text:p>
          </table:table-cell>
          <table:table-cell table:formula="of:=[.A24]+[.B24]/60" office:value-type="float" office:value="311.333333333333">
            <text:p>311,3333333333</text:p>
          </table:table-cell>
          <table:table-cell table:number-columns-repeated="9"/>
        </table:table-row>
        <table:table-row table:style-name="ro1">
          <table:table-cell office:value-type="float" office:value="311.5">
            <text:p>311,5</text:p>
          </table:table-cell>
          <table:table-cell office:value-type="float" office:value="20">
            <text:p>20</text:p>
          </table:table-cell>
          <table:table-cell table:formula="of:=[.A25]+[.B25]/60" office:value-type="float" office:value="311.833333333333">
            <text:p>311,8333333333</text:p>
          </table:table-cell>
          <table:table-cell table:number-columns-repeated="9"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20">
            <text:p>20</text:p>
          </table:table-cell>
          <table:table-cell table:formula="of:=[.A26]+[.B26]/60" office:value-type="float" office:value="312.333333333333">
            <text:p>312,3333333333</text:p>
          </table:table-cell>
          <table:table-cell table:number-columns-repeated="9"/>
        </table:table-row>
        <table:table-row table:style-name="ro1">
          <table:table-cell office:value-type="float" office:value="312.5">
            <text:p>312,5</text:p>
          </table:table-cell>
          <table:table-cell office:value-type="float" office:value="20">
            <text:p>20</text:p>
          </table:table-cell>
          <table:table-cell table:formula="of:=[.A27]+[.B27]/60" office:value-type="float" office:value="312.833333333333">
            <text:p>312,8333333333</text:p>
          </table:table-cell>
          <table:table-cell table:number-columns-repeated="9"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20">
            <text:p>20</text:p>
          </table:table-cell>
          <table:table-cell table:formula="of:=[.A28]+[.B28]/60" office:value-type="float" office:value="313.333333333333">
            <text:p>313,3333333333</text:p>
          </table:table-cell>
          <table:table-cell table:number-columns-repeated="9"/>
        </table:table-row>
        <table:table-row table:style-name="ro1">
          <table:table-cell office:value-type="float" office:value="313.5">
            <text:p>313,5</text:p>
          </table:table-cell>
          <table:table-cell office:value-type="float" office:value="20">
            <text:p>20</text:p>
          </table:table-cell>
          <table:table-cell table:formula="of:=[.A29]+[.B29]/60" office:value-type="float" office:value="313.833333333333">
            <text:p>313,8333333333</text:p>
          </table:table-cell>
          <table:table-cell table:number-columns-repeated="9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20">
            <text:p>20</text:p>
          </table:table-cell>
          <table:table-cell table:formula="of:=[.A30]+[.B30]/60" office:value-type="float" office:value="314.333333333333">
            <text:p>314,3333333333</text:p>
          </table:table-cell>
          <table:table-cell table:number-columns-repeated="9"/>
        </table:table-row>
        <table:table-row table:style-name="ro1">
          <table:table-cell office:value-type="float" office:value="314.5">
            <text:p>314,5</text:p>
          </table:table-cell>
          <table:table-cell office:value-type="float" office:value="20">
            <text:p>20</text:p>
          </table:table-cell>
          <table:table-cell table:formula="of:=[.A31]+[.B31]/60" office:value-type="float" office:value="314.833333333333">
            <text:p>314,8333333333</text:p>
          </table:table-cell>
          <table:table-cell table:number-columns-repeated="9"/>
        </table:table-row>
        <table:table-row table:style-name="ro1">
          <table:table-cell office:value-type="float" office:value="315">
            <text:p>315</text:p>
          </table:table-cell>
          <table:table-cell table:number-columns-repeated="11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1">21.11.2011</text:date>, <text:time>16:25:1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arolin Wille</meta:initial-creator>
    <meta:creation-date>2011-11-21T13:42:05</meta:creation-date>
    <dc:date>2011-11-21T16:25:15</dc:date>
    <dc:creator>Carolin Wille</dc:creator>
    <meta:editing-duration>PT02H10M22S</meta:editing-duration>
    <meta:editing-cycles>20</meta:editing-cycles>
    <meta:generator>OpenOffice.org/3.2$Unix OpenOffice.org_project/320m19$Build-9505</meta:generator>
    <meta:document-statistic meta:table-count="3" meta:cell-count="20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271cm" svg:height="11.645cm" xlink:href=".." chart:class="chart:scatter" chart:style-name="ch1">
        <chart:legend chart:legend-position="end" svg:x="11.324cm" svg:y="5.54cm" chart:style-name="ch2"/>
        <chart:plot-area chart:style-name="ch3" table:cell-range-address="Tabelle1.C2:Tabelle1.C17 Tabelle1.M1:Tabelle1.M1 Tabelle1.L2:Tabelle1.L17" chart:data-source-has-labels="row" svg:x="0cm" svg:y="0.021cm" svg:width="10.794cm" svg:height="10.948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L2:Tabelle1.L17" chart:label-cell-address="Tabelle1.M1:Tabelle1.M1" chart:class="chart:scatter">
            <chart:domain table:cell-range-address="Tabelle1.C2:Tabelle1.C17"/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  <table:table-cell office:value-type="string">
                <text:p text:id="Tabelle1.M1:Tabelle1.M1"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1.333333333333">
                <text:p text:id="Tabelle1.C2:Tabelle1.C17">301.333333333333</text:p>
              </table:table-cell>
              <table:table-cell office:value-type="float" office:value="-0.0606860158311346">
                <text:p text:id="Tabelle1.L2:Tabelle1.L17">-0.060686015831134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1.833333333333">
                <text:p>301.833333333333</text:p>
              </table:table-cell>
              <table:table-cell office:value-type="float" office:value="-0.0357764455617868">
                <text:p>-0.03577644556178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2.333333333333">
                <text:p>302.333333333333</text:p>
              </table:table-cell>
              <table:table-cell office:value-type="float" office:value="-0.0824499411071849">
                <text:p>-0.08244994110718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2.833333333333">
                <text:p>302.833333333333</text:p>
              </table:table-cell>
              <table:table-cell office:value-type="float" office:value="-0.0391752577319588">
                <text:p>-0.03917525773195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3.333333333333">
                <text:p>303.333333333333</text:p>
              </table:table-cell>
              <table:table-cell office:value-type="float" office:value="-0.0176056338028169">
                <text:p>-0.01760563380281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3.833333333333">
                <text:p>303.833333333333</text:p>
              </table:table-cell>
              <table:table-cell office:value-type="float" office:value="-0.00206043956043956">
                <text:p>-0.002060439560439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4.333333333333">
                <text:p>304.333333333333</text:p>
              </table:table-cell>
              <table:table-cell office:value-type="float" office:value="0.0419426048565122">
                <text:p>0.04194260485651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4.833333333333">
                <text:p>304.833333333333</text:p>
              </table:table-cell>
              <table:table-cell office:value-type="float" office:value="0.0568104038329911">
                <text:p>0.05681040383299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5.333333333333">
                <text:p>305.333333333333</text:p>
              </table:table-cell>
              <table:table-cell office:value-type="float" office:value="0.0536626916524702">
                <text:p>0.05366269165247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5.833333333333">
                <text:p>305.833333333333</text:p>
              </table:table-cell>
              <table:table-cell office:value-type="float" office:value="0.0475400773908236">
                <text:p>0.04754007739082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6.333333333333">
                <text:p>306.333333333333</text:p>
              </table:table-cell>
              <table:table-cell office:value-type="float" office:value="0.0421932724090998">
                <text:p>0.04219327240909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6.833333333333">
                <text:p>306.833333333333</text:p>
              </table:table-cell>
              <table:table-cell office:value-type="float" office:value="0.0365401084784471">
                <text:p>0.03654010847844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7.333333333333">
                <text:p>307.333333333333</text:p>
              </table:table-cell>
              <table:table-cell office:value-type="float" office:value="0.0325176726481784">
                <text:p>0.03251767264817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7.833333333333">
                <text:p>307.833333333333</text:p>
              </table:table-cell>
              <table:table-cell office:value-type="float" office:value="0.0289372599231755">
                <text:p>0.02893725992317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8.333333333333">
                <text:p>308.333333333333</text:p>
              </table:table-cell>
              <table:table-cell office:value-type="float" office:value="0.025578397448945">
                <text:p>0.0255783974489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8.833333333333">
                <text:p>308.833333333333</text:p>
              </table:table-cell>
              <table:table-cell office:value-type="float" office:value="0.0241622078287806">
                <text:p>0.02416220782878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